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084033053445" calcext:value-type="float">
            <text:p>2.49084</text:p>
          </table:table-cell>
          <table:table-cell office:value-type="float" office:value="2.12028521924563" calcext:value-type="float">
            <text:p>2.12029</text:p>
          </table:table-cell>
          <table:table-cell office:value-type="float" office:value="3.20118352658936" calcext:value-type="float">
            <text:p>3.20118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8965147274424" calcext:value-type="float">
            <text:p>2.48965</text:p>
          </table:table-cell>
          <table:table-cell office:value-type="float" office:value="2.16086965213914" calcext:value-type="float">
            <text:p>2.16087</text:p>
          </table:table-cell>
          <table:table-cell office:value-type="float" office:value="3.5656137544982" calcext:value-type="float">
            <text:p>3.56561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7802945488471" calcext:value-type="float">
            <text:p>2.47803</text:p>
          </table:table-cell>
          <table:table-cell office:value-type="float" office:value="2.12570371851259" calcext:value-type="float">
            <text:p>2.1257</text:p>
          </table:table-cell>
          <table:table-cell office:value-type="float" office:value="3.14925229908037" calcext:value-type="float">
            <text:p>3.14925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8119019059043" calcext:value-type="float">
            <text:p>2.48119</text:p>
          </table:table-cell>
          <table:table-cell office:value-type="float" office:value="2.199406237505" calcext:value-type="float">
            <text:p>2.19941</text:p>
          </table:table-cell>
          <table:table-cell office:value-type="float" office:value="3.70139144342263" calcext:value-type="float">
            <text:p>3.70139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4443489270958" calcext:value-type="float">
            <text:p>2.44443</text:p>
          </table:table-cell>
          <table:table-cell office:value-type="float" office:value="2.16060509129681" calcext:value-type="float">
            <text:p>2.16061</text:p>
          </table:table-cell>
          <table:table-cell office:value-type="float" office:value="3.06237504998001" calcext:value-type="float">
            <text:p>3.06238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6876182860189" calcext:value-type="float">
            <text:p>2.46876</text:p>
          </table:table-cell>
          <table:table-cell office:value-type="float" office:value="2.21488004798081" calcext:value-type="float">
            <text:p>2.21488</text:p>
          </table:table-cell>
          <table:table-cell office:value-type="float" office:value="3.46159136345462" calcext:value-type="float">
            <text:p>3.46159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571704651473" calcext:value-type="float">
            <text:p>2.39572</text:p>
          </table:table-cell>
          <table:table-cell office:value-type="float" office:value="2.19989870718379" calcext:value-type="float">
            <text:p>2.1999</text:p>
          </table:table-cell>
          <table:table-cell office:value-type="float" office:value="3.20998800479808" calcext:value-type="float">
            <text:p>3.20999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7646541383447" calcext:value-type="float">
            <text:p>2.37647</text:p>
          </table:table-cell>
          <table:table-cell office:value-type="float" office:value="2.32022790883647" calcext:value-type="float">
            <text:p>2.32023</text:p>
          </table:table-cell>
          <table:table-cell office:value-type="float" office:value="3.80343862455018" calcext:value-type="float">
            <text:p>3.80344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244368919099" calcext:value-type="float">
            <text:p>2.37244</text:p>
          </table:table-cell>
          <table:table-cell office:value-type="float" office:value="2.2494362255098" calcext:value-type="float">
            <text:p>2.24944</text:p>
          </table:table-cell>
          <table:table-cell office:value-type="float" office:value="3.30859656137545" calcext:value-type="float">
            <text:p>3.3086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803832477282" calcext:value-type="float">
            <text:p>2.33804</text:p>
          </table:table-cell>
          <table:table-cell office:value-type="float" office:value="2.30575530093507" calcext:value-type="float">
            <text:p>2.30576</text:p>
          </table:table-cell>
          <table:table-cell office:value-type="float" office:value="3.62966416436191" calcext:value-type="float">
            <text:p>3.62966</text:p>
          </table:table-cell>
          <table:table-cell office:value-type="float" office:value="1518600" calcext:value-type="float">
            <text:p>1518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681993869119" calcext:value-type="float">
            <text:p>2.35682</text:p>
          </table:table-cell>
          <table:table-cell office:value-type="float" office:value="2.32385978941757" calcext:value-type="float">
            <text:p>2.32386</text:p>
          </table:table-cell>
          <table:table-cell office:value-type="float" office:value="3.90938024790084" calcext:value-type="float">
            <text:p>3.90938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986138877782" calcext:value-type="float">
            <text:p>2.32986</text:p>
          </table:table-cell>
          <table:table-cell office:value-type="float" office:value="2.27698920431827" calcext:value-type="float">
            <text:p>2.27699</text:p>
          </table:table-cell>
          <table:table-cell office:value-type="float" office:value="3.43129148340664" calcext:value-type="float">
            <text:p>3.43129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899774774775" calcext:value-type="float">
            <text:p>2.329</text:p>
          </table:table-cell>
          <table:table-cell office:value-type="float" office:value="2.30989666136725" calcext:value-type="float">
            <text:p>2.3099</text:p>
          </table:table-cell>
          <table:table-cell office:value-type="float" office:value="3.3791653418124" calcext:value-type="float">
            <text:p>3.37917</text:p>
          </table:table-cell>
          <table:table-cell office:value-type="float" office:value="1509600" calcext:value-type="float">
            <text:p>1509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880781020925" calcext:value-type="float">
            <text:p>2.31881</text:p>
          </table:table-cell>
          <table:table-cell office:value-type="float" office:value="2.29363787818206" calcext:value-type="float">
            <text:p>2.29364</text:p>
          </table:table-cell>
          <table:table-cell office:value-type="float" office:value="3.40551779288285" calcext:value-type="float">
            <text:p>3.40552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2702385712382" calcext:value-type="float">
            <text:p>2.32702</text:p>
          </table:table-cell>
          <table:table-cell office:value-type="float" office:value="2.39911168865787" calcext:value-type="float">
            <text:p>2.39911</text:p>
          </table:table-cell>
          <table:table-cell office:value-type="float" office:value="3.36359856057577" calcext:value-type="float">
            <text:p>3.3636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442822870852" calcext:value-type="float">
            <text:p>2.38443</text:p>
          </table:table-cell>
          <table:table-cell office:value-type="float" office:value="2.3549700119952" calcext:value-type="float">
            <text:p>2.35497</text:p>
          </table:table-cell>
          <table:table-cell office:value-type="float" office:value="4.15319472211116" calcext:value-type="float">
            <text:p>4.15319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46181527389" calcext:value-type="float">
            <text:p>2.31046</text:p>
          </table:table-cell>
          <table:table-cell office:value-type="float" office:value="2.37141743302679" calcext:value-type="float">
            <text:p>2.37142</text:p>
          </table:table-cell>
          <table:table-cell office:value-type="float" office:value="3.68298280687725" calcext:value-type="float">
            <text:p>3.68298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1885045981607" calcext:value-type="float">
            <text:p>2.31885</text:p>
          </table:table-cell>
          <table:table-cell office:value-type="float" office:value="2.3481787285086" calcext:value-type="float">
            <text:p>2.34818</text:p>
          </table:table-cell>
          <table:table-cell office:value-type="float" office:value="3.79045981607357" calcext:value-type="float">
            <text:p>3.79046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802878848461" calcext:value-type="float">
            <text:p>2.35803</text:p>
          </table:table-cell>
          <table:table-cell office:value-type="float" office:value="2.34442756230841" calcext:value-type="float">
            <text:p>2.34443</text:p>
          </table:table-cell>
          <table:table-cell office:value-type="float" office:value="3.96361455417833" calcext:value-type="float">
            <text:p>3.96361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5190323870452" calcext:value-type="float">
            <text:p>2.3519</text:p>
          </table:table-cell>
          <table:table-cell office:value-type="float" office:value="2.34075103292017" calcext:value-type="float">
            <text:p>2.34075</text:p>
          </table:table-cell>
          <table:table-cell office:value-type="float" office:value="3.93662534986006" calcext:value-type="float">
            <text:p>3.93663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249668786433" calcext:value-type="float">
            <text:p>2.3525</text:p>
          </table:table-cell>
          <table:table-cell office:value-type="float" office:value="2.32183293587705" calcext:value-type="float">
            <text:p>2.32183</text:p>
          </table:table-cell>
          <table:table-cell office:value-type="float" office:value="3.78077901430843" calcext:value-type="float">
            <text:p>3.78078</text:p>
          </table:table-cell>
          <table:table-cell office:value-type="float" office:value="1509600" calcext:value-type="float">
            <text:p>1509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5507638614513" calcext:value-type="float">
            <text:p>2.35508</text:p>
          </table:table-cell>
          <table:table-cell office:value-type="float" office:value="2.30932042670881" calcext:value-type="float">
            <text:p>2.30932</text:p>
          </table:table-cell>
          <table:table-cell office:value-type="float" office:value="3.67431054919004" calcext:value-type="float">
            <text:p>3.67431</text:p>
          </table:table-cell>
          <table:table-cell office:value-type="float" office:value="1518600" calcext:value-type="float">
            <text:p>1518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525789684126" calcext:value-type="float">
            <text:p>2.32526</text:p>
          </table:table-cell>
          <table:table-cell office:value-type="float" office:value="2.31548847127816" calcext:value-type="float">
            <text:p>2.31549</text:p>
          </table:table-cell>
          <table:table-cell office:value-type="float" office:value="3.48917233106757" calcext:value-type="float">
            <text:p>3.48917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292616286819" calcext:value-type="float">
            <text:p>2.34293</text:p>
          </table:table-cell>
          <table:table-cell office:value-type="float" office:value="2.29276289484206" calcext:value-type="float">
            <text:p>2.29276</text:p>
          </table:table-cell>
          <table:table-cell office:value-type="float" office:value="3.46175929628149" calcext:value-type="float">
            <text:p>3.46176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34174330267893" calcext:value-type="float">
            <text:p>2.34174</text:p>
          </table:table-cell>
          <table:table-cell office:value-type="float" office:value="2.29091363454618" calcext:value-type="float">
            <text:p>2.29091</text:p>
          </table:table-cell>
          <table:table-cell office:value-type="float" office:value="3.54304678128748" calcext:value-type="float">
            <text:p>3.54305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3569105691057" calcext:value-type="float">
            <text:p>2.33569</text:p>
          </table:table-cell>
          <table:table-cell office:value-type="float" office:value="2.27714114354258" calcext:value-type="float">
            <text:p>2.27714</text:p>
          </table:table-cell>
          <table:table-cell office:value-type="float" office:value="3.35315473810476" calcext:value-type="float">
            <text:p>3.35315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791883246701" calcext:value-type="float">
            <text:p>2.30792</text:p>
          </table:table-cell>
          <table:table-cell office:value-type="float" office:value="2.27287285085966" calcext:value-type="float">
            <text:p>2.27287</text:p>
          </table:table-cell>
          <table:table-cell office:value-type="float" office:value="3.17604158336665" calcext:value-type="float">
            <text:p>3.17604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629348260696" calcext:value-type="float">
            <text:p>2.32629</text:p>
          </table:table-cell>
          <table:table-cell office:value-type="float" office:value="2.20073037451686" calcext:value-type="float">
            <text:p>2.20073</text:p>
          </table:table-cell>
          <table:table-cell office:value-type="float" office:value="2.86743702518992" calcext:value-type="float">
            <text:p>2.86744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2597427695588" calcext:value-type="float">
            <text:p>2.32597</text:p>
          </table:table-cell>
          <table:table-cell office:value-type="float" office:value="2.24598294015727" calcext:value-type="float">
            <text:p>2.24598</text:p>
          </table:table-cell>
          <table:table-cell office:value-type="float" office:value="3.4334106357457" calcext:value-type="float">
            <text:p>3.43341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5731040917" calcext:value-type="float">
            <text:p>2.26557</text:p>
          </table:table-cell>
          <table:table-cell office:value-type="float" office:value="2.12404638144742" calcext:value-type="float">
            <text:p>2.12405</text:p>
          </table:table-cell>
          <table:table-cell office:value-type="float" office:value="2.53865653738505" calcext:value-type="float">
            <text:p>2.53866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046781287485" calcext:value-type="float">
            <text:p>2.50468</text:p>
          </table:table-cell>
          <table:table-cell office:value-type="float" office:value="2.22580967612955" calcext:value-type="float">
            <text:p>2.22581</text:p>
          </table:table-cell>
          <table:table-cell office:value-type="float" office:value="3.66208716513395" calcext:value-type="float">
            <text:p>3.66209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440290550446" calcext:value-type="float">
            <text:p>2.5044</text:p>
          </table:table-cell>
          <table:table-cell office:value-type="float" office:value="2.11818739170998" calcext:value-type="float">
            <text:p>2.11819</text:p>
          </table:table-cell>
          <table:table-cell office:value-type="float" office:value="3.36692522990804" calcext:value-type="float">
            <text:p>3.36693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6247367719579" calcext:value-type="float">
            <text:p>2.46247</text:p>
          </table:table-cell>
          <table:table-cell office:value-type="float" office:value="2.1690143942423" calcext:value-type="float">
            <text:p>2.16901</text:p>
          </table:table-cell>
          <table:table-cell office:value-type="float" office:value="3.21486605357857" calcext:value-type="float">
            <text:p>3.21487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1865387178462" calcext:value-type="float">
            <text:p>2.41865</text:p>
          </table:table-cell>
          <table:table-cell office:value-type="float" office:value="2.15840797014528" calcext:value-type="float">
            <text:p>2.15841</text:p>
          </table:table-cell>
          <table:table-cell office:value-type="float" office:value="2.99576169532187" calcext:value-type="float">
            <text:p>2.99576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6786552045848" calcext:value-type="float">
            <text:p>2.36787</text:p>
          </table:table-cell>
          <table:table-cell office:value-type="float" office:value="2.21439357590297" calcext:value-type="float">
            <text:p>2.21439</text:p>
          </table:table-cell>
          <table:table-cell office:value-type="float" office:value="3.11774490203918" calcext:value-type="float">
            <text:p>3.11774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993669198987" calcext:value-type="float">
            <text:p>2.39994</text:p>
          </table:table-cell>
          <table:table-cell office:value-type="float" office:value="2.20394175663068" calcext:value-type="float">
            <text:p>2.20394</text:p>
          </table:table-cell>
          <table:table-cell office:value-type="float" office:value="3.02010395841663" calcext:value-type="float">
            <text:p>3.0201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798080767693" calcext:value-type="float">
            <text:p>2.36798</text:p>
          </table:table-cell>
          <table:table-cell office:value-type="float" office:value="2.17446488071438" calcext:value-type="float">
            <text:p>2.17446</text:p>
          </table:table-cell>
          <table:table-cell office:value-type="float" office:value="3.03052379048381" calcext:value-type="float">
            <text:p>3.03052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699386911902" calcext:value-type="float">
            <text:p>2.37699</text:p>
          </table:table-cell>
          <table:table-cell office:value-type="float" office:value="2.17236572037852" calcext:value-type="float">
            <text:p>2.17237</text:p>
          </table:table-cell>
          <table:table-cell office:value-type="float" office:value="2.99632147141144" calcext:value-type="float">
            <text:p>2.99632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21804611489" calcext:value-type="float">
            <text:p>2.33322</text:p>
          </table:table-cell>
          <table:table-cell office:value-type="float" office:value="2.20406970545115" calcext:value-type="float">
            <text:p>2.20407</text:p>
          </table:table-cell>
          <table:table-cell office:value-type="float" office:value="2.9775049980008" calcext:value-type="float">
            <text:p>2.9775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318006130881" calcext:value-type="float">
            <text:p>2.37318</text:p>
          </table:table-cell>
          <table:table-cell office:value-type="float" office:value="2.18204651472744" calcext:value-type="float">
            <text:p>2.18205</text:p>
          </table:table-cell>
          <table:table-cell office:value-type="float" office:value="2.93763294682127" calcext:value-type="float">
            <text:p>2.93763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412427133015" calcext:value-type="float">
            <text:p>2.36412</text:p>
          </table:table-cell>
          <table:table-cell office:value-type="float" office:value="2.20941772655008" calcext:value-type="float">
            <text:p>2.20942</text:p>
          </table:table-cell>
          <table:table-cell office:value-type="float" office:value="2.94706677265501" calcext:value-type="float">
            <text:p>2.94707</text:p>
          </table:table-cell>
          <table:table-cell office:value-type="float" office:value="1509600" calcext:value-type="float">
            <text:p>1509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131214180994" calcext:value-type="float">
            <text:p>2.31131</text:p>
          </table:table-cell>
          <table:table-cell office:value-type="float" office:value="2.27268759163001" calcext:value-type="float">
            <text:p>2.27269</text:p>
          </table:table-cell>
          <table:table-cell office:value-type="float" office:value="2.95544182327069" calcext:value-type="float">
            <text:p>2.95544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5264360922298" calcext:value-type="float">
            <text:p>2.35264</text:p>
          </table:table-cell>
          <table:table-cell office:value-type="float" office:value="2.13847927495668" calcext:value-type="float">
            <text:p>2.13848</text:p>
          </table:table-cell>
          <table:table-cell office:value-type="float" office:value="2.59361855257897" calcext:value-type="float">
            <text:p>2.59362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16833266693" calcext:value-type="float">
            <text:p>2.25417</text:p>
          </table:table-cell>
          <table:table-cell office:value-type="float" office:value="2.29297281087565" calcext:value-type="float">
            <text:p>2.29297</text:p>
          </table:table-cell>
          <table:table-cell office:value-type="float" office:value="2.7765293882447" calcext:value-type="float">
            <text:p>2.77653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246608718557" calcext:value-type="float">
            <text:p>2.33247</text:p>
          </table:table-cell>
          <table:table-cell office:value-type="float" office:value="2.17709271697616" calcext:value-type="float">
            <text:p>2.17709</text:p>
          </table:table-cell>
          <table:table-cell office:value-type="float" office:value="2.50593441327539" calcext:value-type="float">
            <text:p>2.50593</text:p>
          </table:table-cell>
          <table:table-cell office:value-type="float" office:value="1518600" calcext:value-type="float">
            <text:p>1518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0461615353858" calcext:value-type="float">
            <text:p>2.40462</text:p>
          </table:table-cell>
          <table:table-cell office:value-type="float" office:value="2.43113554578169" calcext:value-type="float">
            <text:p>2.43114</text:p>
          </table:table-cell>
          <table:table-cell office:value-type="float" office:value="4.62532586965214" calcext:value-type="float">
            <text:p>4.62533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3233306677329" calcext:value-type="float">
            <text:p>2.43233</text:p>
          </table:table-cell>
          <table:table-cell office:value-type="float" office:value="2.40376449420232" calcext:value-type="float">
            <text:p>2.40376</text:p>
          </table:table-cell>
          <table:table-cell office:value-type="float" office:value="4.534306277489" calcext:value-type="float">
            <text:p>4.53431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970521992581" calcext:value-type="float">
            <text:p>2.39971</text:p>
          </table:table-cell>
          <table:table-cell office:value-type="float" office:value="2.39996356650768" calcext:value-type="float">
            <text:p>2.39996</text:p>
          </table:table-cell>
          <table:table-cell office:value-type="float" office:value="4.4166613672496" calcext:value-type="float">
            <text:p>4.41666</text:p>
          </table:table-cell>
          <table:table-cell office:value-type="float" office:value="1509600" calcext:value-type="float">
            <text:p>1509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237724910036" calcext:value-type="float">
            <text:p>2.42377</text:p>
          </table:table-cell>
          <table:table-cell office:value-type="float" office:value="2.32665800346528" calcext:value-type="float">
            <text:p>2.32666</text:p>
          </table:table-cell>
          <table:table-cell office:value-type="float" office:value="4.09560175929628" calcext:value-type="float">
            <text:p>4.0956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0306137231661" calcext:value-type="float">
            <text:p>2.40306</text:p>
          </table:table-cell>
          <table:table-cell office:value-type="float" office:value="2.35341037797972" calcext:value-type="float">
            <text:p>2.35341</text:p>
          </table:table-cell>
          <table:table-cell office:value-type="float" office:value="4.03465033583564" calcext:value-type="float">
            <text:p>4.03465</text:p>
          </table:table-cell>
          <table:table-cell office:value-type="float" office:value="1518600" calcext:value-type="float">
            <text:p>1518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537851526056" calcext:value-type="float">
            <text:p>2.38538</text:p>
          </table:table-cell>
          <table:table-cell office:value-type="float" office:value="2.28000733040117" calcext:value-type="float">
            <text:p>2.28001</text:p>
          </table:table-cell>
          <table:table-cell office:value-type="float" office:value="3.72340663734506" calcext:value-type="float">
            <text:p>3.72341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1094295615087" calcext:value-type="float">
            <text:p>2.41094</text:p>
          </table:table-cell>
          <table:table-cell office:value-type="float" office:value="2.23934492869519" calcext:value-type="float">
            <text:p>2.23934</text:p>
          </table:table-cell>
          <table:table-cell office:value-type="float" office:value="3.36225509796082" calcext:value-type="float">
            <text:p>3.36226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20405171265" calcext:value-type="float">
            <text:p>2.3332</text:p>
          </table:table-cell>
          <table:table-cell office:value-type="float" office:value="2.25906370785019" calcext:value-type="float">
            <text:p>2.25906</text:p>
          </table:table-cell>
          <table:table-cell office:value-type="float" office:value="3.07814474210316" calcext:value-type="float">
            <text:p>3.07814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5589230974277" calcext:value-type="float">
            <text:p>2.45589</text:p>
          </table:table-cell>
          <table:table-cell office:value-type="float" office:value="2.18538717846195" calcext:value-type="float">
            <text:p>2.18539</text:p>
          </table:table-cell>
          <table:table-cell office:value-type="float" office:value="3.50898040783687" calcext:value-type="float">
            <text:p>3.50898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394175663068" calcext:value-type="float">
            <text:p>2.33394</text:p>
          </table:table-cell>
          <table:table-cell office:value-type="float" office:value="2.21740503798481" calcext:value-type="float">
            <text:p>2.21741</text:p>
          </table:table-cell>
          <table:table-cell office:value-type="float" office:value="3.13213114754098" calcext:value-type="float">
            <text:p>3.13213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59456217513" calcext:value-type="float">
            <text:p>2.36595</text:p>
          </table:table-cell>
          <table:table-cell office:value-type="float" office:value="2.19340130614421" calcext:value-type="float">
            <text:p>2.1934</text:p>
          </table:table-cell>
          <table:table-cell office:value-type="float" office:value="3.04355057976809" calcext:value-type="float">
            <text:p>3.04355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4323137411702" calcext:value-type="float">
            <text:p>2.44323</text:p>
          </table:table-cell>
          <table:table-cell office:value-type="float" office:value="2.17816739970678" calcext:value-type="float">
            <text:p>2.17817</text:p>
          </table:table-cell>
          <table:table-cell office:value-type="float" office:value="2.98854858056777" calcext:value-type="float">
            <text:p>2.98855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1016593362655" calcext:value-type="float">
            <text:p>2.51017</text:p>
          </table:table-cell>
          <table:table-cell office:value-type="float" office:value="2.01163867786219" calcext:value-type="float">
            <text:p>2.01164</text:p>
          </table:table-cell>
          <table:table-cell office:value-type="float" office:value="2.84513394642143" calcext:value-type="float">
            <text:p>2.84513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2026855924297" calcext:value-type="float">
            <text:p>2.62027</text:p>
          </table:table-cell>
          <table:table-cell office:value-type="float" office:value="1.96363454618153" calcext:value-type="float">
            <text:p>1.96363</text:p>
          </table:table-cell>
          <table:table-cell office:value-type="float" office:value="2.7138024790084" calcext:value-type="float">
            <text:p>2.7138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3041383446621" calcext:value-type="float">
            <text:p>2.63041</text:p>
          </table:table-cell>
          <table:table-cell office:value-type="float" office:value="1.82826136212182" calcext:value-type="float">
            <text:p>1.82826</text:p>
          </table:table-cell>
          <table:table-cell office:value-type="float" office:value="2.6371531387445" calcext:value-type="float">
            <text:p>2.63715</text:p>
          </table:table-cell>
          <table:table-cell office:value-type="float" office:value="1500600" calcext:value-type="float">
            <text:p>150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3" calcext:value-type="float">
            <text:p>3</text:p>
          </table:table-cell>
          <table:table-cell table:formula="of:=SUM([.B56:.B60])" office:value-type="float" office:value="3" calcext:value-type="float">
            <text:p>3</text:p>
          </table:table-cell>
          <table:table-cell table:formula="of:=SUM([.C56:.C60])" office:value-type="float" office:value="1" calcext:value-type="float">
            <text:p>1</text:p>
          </table:table-cell>
          <table:table-cell table:formula="of:=SUM([.D56:.D60])" office:value-type="float" office:value="1" calcext:value-type="float">
            <text:p>1</text:p>
          </table:table-cell>
          <table:table-cell table:formula="of:=SUM([.E56:.E60])" office:value-type="float" office:value="3" calcext:value-type="float">
            <text:p>3</text:p>
          </table:table-cell>
          <table:table-cell table:formula="of:=SUM([.F56:.F60])" office:value-type="float" office:value="3" calcext:value-type="float">
            <text:p>3</text:p>
          </table:table-cell>
          <table:table-cell table:formula="of:=SUM([.G56:.G60])" office:value-type="float" office:value="2" calcext:value-type="float">
            <text:p>2</text:p>
          </table:table-cell>
          <table:table-cell table:formula="of:=SUM([.H56:.H60])" office:value-type="float" office:value="3" calcext:value-type="float">
            <text:p>3</text:p>
          </table:table-cell>
          <table:table-cell table:formula="of:=SUM([.I56:.I60])" office:value-type="float" office:value="1" calcext:value-type="float">
            <text:p>1</text:p>
          </table:table-cell>
          <table:table-cell table:formula="of:=SUM([.J56:.J60])" office:value-type="float" office:value="1" calcext:value-type="float">
            <text:p>1</text:p>
          </table:table-cell>
          <table:table-cell table:formula="of:=SUM([.K56:.K60])" office:value-type="float" office:value="3" calcext:value-type="float">
            <text:p>3</text:p>
          </table:table-cell>
          <table:table-cell table:formula="of:=SUM([.L56:.L60])" office:value-type="float" office:value="2" calcext:value-type="float">
            <text:p>2</text:p>
          </table:table-cell>
          <table:table-cell table:formula="of:=SUM([.M56:.M60])" office:value-type="float" office:value="3" calcext:value-type="float">
            <text:p>3</text:p>
          </table:table-cell>
          <table:table-cell table:formula="of:=SUM([.N56:.N60])" office:value-type="float" office:value="4" calcext:value-type="float">
            <text:p>4</text:p>
          </table:table-cell>
          <table:table-cell table:formula="of:=SUM([.O56:.O60])" office:value-type="float" office:value="2" calcext:value-type="float">
            <text:p>2</text:p>
          </table:table-cell>
          <table:table-cell table:formula="of:=SUM([.P56:.P60])" office:value-type="float" office:value="2" calcext:value-type="float">
            <text:p>2</text:p>
          </table:table-cell>
          <table:table-cell table:formula="of:=SUM([.Q56:.Q60])" office:value-type="float" office:value="3" calcext:value-type="float">
            <text:p>3</text:p>
          </table:table-cell>
          <table:table-cell table:formula="of:=SUM([.R56:.R60])" office:value-type="float" office:value="4" calcext:value-type="float">
            <text:p>4</text:p>
          </table:table-cell>
          <table:table-cell table:formula="of:=SUM([.S56:.S60])" office:value-type="float" office:value="3" calcext:value-type="float">
            <text:p>3</text:p>
          </table:table-cell>
          <table:table-cell table:formula="of:=SUM([.T56:.T60])" office:value-type="float" office:value="2" calcext:value-type="float">
            <text:p>2</text:p>
          </table:table-cell>
          <table:table-cell table:formula="of:=SUM([.U56:.U60])" office:value-type="float" office:value="4" calcext:value-type="float">
            <text:p>4</text:p>
          </table:table-cell>
          <table:table-cell table:formula="of:=SUM([.V56:.V60])" office:value-type="float" office:value="2" calcext:value-type="float">
            <text:p>2</text:p>
          </table:table-cell>
          <table:table-cell table:formula="of:=SUM([.W56:.W60])" office:value-type="float" office:value="2" calcext:value-type="float">
            <text:p>2</text:p>
          </table:table-cell>
          <table:table-cell table:formula="of:=SUM([.X56:.X60])" office:value-type="float" office:value="4" calcext:value-type="float">
            <text:p>4</text:p>
          </table:table-cell>
          <table:table-cell table:formula="of:=SUM([.Y56:.Y60])" office:value-type="float" office:value="3" calcext:value-type="float">
            <text:p>3</text:p>
          </table:table-cell>
          <table:table-cell table:formula="of:=SUM([.Z56:.Z60])" office:value-type="float" office:value="3" calcext:value-type="float">
            <text:p>3</text:p>
          </table:table-cell>
          <table:table-cell table:formula="of:=SUM([.AA56:.AA60])" office:value-type="float" office:value="3" calcext:value-type="float">
            <text:p>3</text:p>
          </table:table-cell>
          <table:table-cell table:formula="of:=SUM([.AB56:.AB60])" office:value-type="float" office:value="3" calcext:value-type="float">
            <text:p>3</text:p>
          </table:table-cell>
          <table:table-cell table:formula="of:=SUM([.AC56:.AC60])" office:value-type="float" office:value="2" calcext:value-type="float">
            <text:p>2</text:p>
          </table:table-cell>
          <table:table-cell table:formula="of:=SUM([.AD56:.AD60])" office:value-type="float" office:value="4" calcext:value-type="float">
            <text:p>4</text:p>
          </table:table-cell>
          <table:table-cell table:formula="of:=SUM([.AE56:.AE60])" office:value-type="float" office:value="4" calcext:value-type="float">
            <text:p>4</text:p>
          </table:table-cell>
          <table:table-cell table:formula="of:=SUM([.AF56:.AF60])" office:value-type="float" office:value="3" calcext:value-type="float">
            <text:p>3</text:p>
          </table:table-cell>
          <table:table-cell table:formula="of:=SUM([.AG56:.AG60])" office:value-type="float" office:value="3" calcext:value-type="float">
            <text:p>3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1" calcext:value-type="float">
            <text:p>1</text:p>
          </table:table-cell>
          <table:table-cell table:formula="of:=SUM([.AJ56:.AJ60])" office:value-type="float" office:value="4" calcext:value-type="float">
            <text:p>4</text:p>
          </table:table-cell>
          <table:table-cell table:formula="of:=SUM([.AK56:.AK60])" office:value-type="float" office:value="3" calcext:value-type="float">
            <text:p>3</text:p>
          </table:table-cell>
          <table:table-cell table:formula="of:=SUM([.AL56:.AL60])" office:value-type="float" office:value="3" calcext:value-type="float">
            <text:p>3</text:p>
          </table:table-cell>
          <table:table-cell table:formula="of:=SUM([.AM56:.AM60])" office:value-type="float" office:value="3" calcext:value-type="float">
            <text:p>3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4" calcext:value-type="float">
            <text:p>4</text:p>
          </table:table-cell>
          <table:table-cell table:formula="of:=SUM([.AP56:.AP60])" office:value-type="float" office:value="2" calcext:value-type="float">
            <text:p>2</text:p>
          </table:table-cell>
          <table:table-cell table:formula="of:=SUM([.AQ56:.AQ60])" office:value-type="float" office:value="3" calcext:value-type="float">
            <text:p>3</text:p>
          </table:table-cell>
          <table:table-cell table:formula="of:=SUM([.AR56:.AR60])" office:value-type="float" office:value="4" calcext:value-type="float">
            <text:p>4</text:p>
          </table:table-cell>
          <table:table-cell table:formula="of:=SUM([.AS56:.AS60])" office:value-type="float" office:value="2" calcext:value-type="float">
            <text:p>2</text:p>
          </table:table-cell>
          <table:table-cell table:formula="of:=SUM([.AT56:.AT60])" office:value-type="float" office:value="4" calcext:value-type="float">
            <text:p>4</text:p>
          </table:table-cell>
          <table:table-cell table:formula="of:=SUM([.AU56:.AU60])" office:value-type="float" office:value="0" calcext:value-type="float">
            <text:p>0</text:p>
          </table:table-cell>
          <table:table-cell table:formula="of:=SUM([.AV56:.AV60])" office:value-type="float" office:value="2" calcext:value-type="float">
            <text:p>2</text:p>
          </table:table-cell>
          <table:table-cell table:formula="of:=SUM([.AW56:.AW60])" office:value-type="float" office:value="3" calcext:value-type="float">
            <text:p>3</text:p>
          </table:table-cell>
          <table:table-cell table:formula="of:=SUM([.AX56:.AX60])" office:value-type="float" office:value="4" calcext:value-type="float">
            <text:p>4</text:p>
          </table:table-cell>
          <table:table-cell table:formula="of:=SUM([.AY56:.AY60])" office:value-type="float" office:value="4" calcext:value-type="float">
            <text:p>4</text:p>
          </table:table-cell>
          <table:table-cell table:formula="of:=SUM([.AZ56:.AZ60])" office:value-type="float" office:value="2" calcext:value-type="float">
            <text:p>2</text:p>
          </table:table-cell>
          <table:table-cell table:formula="of:=SUM([.BA56:.BA60])" office:value-type="float" office:value="3" calcext:value-type="float">
            <text:p>3</text:p>
          </table:table-cell>
          <table:table-cell table:formula="of:=SUM([.BB56:.BB60])" office:value-type="float" office:value="3" calcext:value-type="float">
            <text:p>3</text:p>
          </table:table-cell>
          <table:table-cell table:formula="of:=SUM([.BC56:.BC60])" office:value-type="float" office:value="1" calcext:value-type="float">
            <text:p>1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0" calcext:value-type="float">
            <text:p>0</text:p>
          </table:table-cell>
          <table:table-cell table:formula="of:=SUM([.BF56:.BF60])" office:value-type="float" office:value="2" calcext:value-type="float">
            <text:p>2</text:p>
          </table:table-cell>
          <table:table-cell table:formula="of:=SUM([.BG56:.BG60])" office:value-type="float" office:value="2" calcext:value-type="float">
            <text:p>2</text:p>
          </table:table-cell>
          <table:table-cell table:formula="of:=SUM([.BH56:.BH60])" office:value-type="float" office:value="3" calcext:value-type="float">
            <text:p>3</text:p>
          </table:table-cell>
          <table:table-cell table:formula="of:=SUM([.BI56:.BI60])" office:value-type="float" office:value="2" calcext:value-type="float">
            <text:p>2</text:p>
          </table:table-cell>
          <table:table-cell table:formula="of:=SUM([.BJ56:.BJ60])" office:value-type="float" office:value="2" calcext:value-type="float">
            <text:p>2</text:p>
          </table:table-cell>
          <table:table-cell table:formula="of:=SUM([.BK56:.BK60])" office:value-type="float" office:value="2" calcext:value-type="float">
            <text:p>2</text:p>
          </table:table-cell>
          <table:table-cell table:formula="of:=SUM([.BL56:.BL60])" office:value-type="float" office:value="2" calcext:value-type="float">
            <text:p>2</text:p>
          </table:table-cell>
          <table:table-cell table:formula="of:=SUM([.BM56:.BM60])" office:value-type="float" office:value="2" calcext:value-type="float">
            <text:p>2</text:p>
          </table:table-cell>
          <table:table-cell table:formula="of:=SUM([.BN56:.BN60])" office:value-type="float" office:value="4" calcext:value-type="float">
            <text:p>4</text:p>
          </table:table-cell>
          <table:table-cell table:formula="of:=SUM([.BO56:.BO60])" office:value-type="float" office:value="3" calcext:value-type="float">
            <text:p>3</text:p>
          </table:table-cell>
          <table:table-cell table:formula="of:=SUM([.BP56:.BP60])" office:value-type="float" office:value="4" calcext:value-type="float">
            <text:p>4</text:p>
          </table:table-cell>
          <table:table-cell table:formula="of:=SUM([.BQ56:.BQ60])" office:value-type="float" office:value="1" calcext:value-type="float">
            <text:p>1</text:p>
          </table:table-cell>
          <table:table-cell table:formula="of:=SUM([.BR56:.BR60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46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1:33:13.737309164</dc:date>
    <meta:document-statistic meta:table-count="1" meta:cell-count="4572" meta:object-count="0"/>
    <meta:generator>LibreOffice/4.2.8.2$Linux_X86_64 LibreOffice_project/420m0$Build-2</meta:generator>
  </office:meta>
</office:document-meta>
</file>